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1"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2" svg:font-family="Ubuntu" style:font-family-generic="system" style:font-pitch="variable"/>
  </office:font-face-decls>
  <office:automatic-styles>
    <style:style style:name="P1" style:family="paragraph" style:parent-style-name="Text_20_body">
      <style:text-properties style:font-name="Ubuntu1" fo:font-size="11pt" officeooo:rsid="00138100" officeooo:paragraph-rsid="00138100" style:font-size-asian="11pt" style:font-size-complex="11pt"/>
    </style:style>
    <style:style style:name="P2" style:family="paragraph" style:parent-style-name="Text_20_body">
      <style:paragraph-properties fo:text-align="start" style:justify-single-word="false"/>
      <style:text-properties style:font-name="Ubuntu1" fo:font-size="11pt" style:font-size-asian="11pt" style:font-size-complex="11pt"/>
    </style:style>
    <style:style style:name="P3" style:family="paragraph" style:parent-style-name="Text_20_body">
      <style:paragraph-properties fo:text-align="start" style:justify-single-word="false"/>
      <style:text-properties style:font-name="Ubuntu1" fo:font-size="11pt" officeooo:rsid="002dded7" officeooo:paragraph-rsid="002dded7" style:font-size-asian="11pt" style:font-size-complex="11pt"/>
    </style:style>
    <style:style style:name="P4" style:family="paragraph" style:parent-style-name="Text_20_body">
      <style:paragraph-properties fo:text-align="start" style:justify-single-word="false"/>
      <style:text-properties style:font-name="Ubuntu1" fo:font-size="11pt" officeooo:rsid="003900d3" officeooo:paragraph-rsid="003900d3" style:font-size-asian="11pt" style:font-size-complex="11pt"/>
    </style:style>
    <style:style style:name="P5" style:family="paragraph" style:parent-style-name="Standard">
      <style:text-properties style:font-name="Ubuntu1" fo:font-size="11pt" officeooo:rsid="0011d441" officeooo:paragraph-rsid="0011d441" style:font-size-asian="11pt" style:font-size-complex="11pt"/>
    </style:style>
    <style:style style:name="P6" style:family="paragraph" style:parent-style-name="Standard">
      <style:text-properties style:font-name="Ubuntu1" fo:font-size="11pt" officeooo:rsid="0011d441" officeooo:paragraph-rsid="0032cfcd" style:font-size-asian="11pt" style:font-size-complex="11pt"/>
    </style:style>
    <style:style style:name="P7" style:family="paragraph" style:parent-style-name="Standard">
      <style:text-properties style:font-name="Ubuntu1" fo:font-size="11pt" officeooo:rsid="0011d441" officeooo:paragraph-rsid="0038da59" style:font-size-asian="11pt" style:font-size-complex="11pt"/>
    </style:style>
    <style:style style:name="P8" style:family="paragraph" style:parent-style-name="Standard">
      <style:text-properties style:font-name="Ubuntu1" fo:font-size="11pt" officeooo:rsid="00138100" officeooo:paragraph-rsid="00138100" style:font-size-asian="11pt" style:font-size-complex="11pt"/>
    </style:style>
    <style:style style:name="P9" style:family="paragraph" style:parent-style-name="Standard">
      <style:text-properties style:font-name="Ubuntu1" fo:font-size="11pt" officeooo:rsid="00138100" officeooo:paragraph-rsid="002dded7" style:font-size-asian="11pt" style:font-size-complex="11pt"/>
    </style:style>
    <style:style style:name="P10" style:family="paragraph" style:parent-style-name="Standard">
      <style:text-properties style:font-name="Ubuntu1" fo:font-size="11pt" officeooo:paragraph-rsid="00158af5" style:font-size-asian="11pt" style:font-size-complex="11pt"/>
    </style:style>
    <style:style style:name="P11" style:family="paragraph" style:parent-style-name="Standard">
      <style:text-properties style:font-name="Ubuntu1" fo:font-size="11pt" officeooo:rsid="00251d58" officeooo:paragraph-rsid="00251d58" style:font-size-asian="11pt" style:font-size-complex="11pt"/>
    </style:style>
    <style:style style:name="P12" style:family="paragraph" style:parent-style-name="Standard">
      <style:text-properties style:font-name="Ubuntu1" fo:font-size="11pt" officeooo:rsid="00251d58" officeooo:paragraph-rsid="0025a9fd" style:font-size-asian="11pt" style:font-size-complex="11pt"/>
    </style:style>
    <style:style style:name="P13" style:family="paragraph" style:parent-style-name="Standard">
      <style:text-properties style:font-name="Ubuntu1" fo:font-size="11pt" officeooo:rsid="0025a9fd" officeooo:paragraph-rsid="0025a9fd" style:font-size-asian="11pt" style:font-size-complex="11pt"/>
    </style:style>
    <style:style style:name="P14" style:family="paragraph" style:parent-style-name="Standard">
      <style:text-properties style:font-name="Ubuntu1" fo:font-size="11pt" officeooo:rsid="0025a9fd" officeooo:paragraph-rsid="00285d2c" style:font-size-asian="11pt" style:font-size-complex="11pt"/>
    </style:style>
    <style:style style:name="P15" style:family="paragraph" style:parent-style-name="Standard">
      <style:text-properties style:font-name="Ubuntu1" fo:font-size="11pt" officeooo:rsid="002c0c8f" officeooo:paragraph-rsid="002c0c8f" style:font-size-asian="11pt" style:font-size-complex="11pt"/>
    </style:style>
    <style:style style:name="P16" style:family="paragraph" style:parent-style-name="Standard">
      <style:text-properties style:font-name="Ubuntu1" fo:font-size="11pt" officeooo:rsid="002c0c8f" officeooo:paragraph-rsid="002dded7" style:font-size-asian="11pt" style:font-size-complex="11pt"/>
    </style:style>
    <style:style style:name="P17" style:family="paragraph" style:parent-style-name="Standard">
      <style:text-properties style:font-name="Ubuntu1" fo:font-size="11pt" officeooo:rsid="002c0c8f" officeooo:paragraph-rsid="00316798" style:font-size-asian="11pt" style:font-size-complex="11pt"/>
    </style:style>
    <style:style style:name="P18" style:family="paragraph" style:parent-style-name="Standard">
      <style:text-properties style:font-name="Ubuntu1" fo:font-size="11pt" officeooo:rsid="002c0c8f" officeooo:paragraph-rsid="0038da59" style:font-size-asian="11pt" style:font-size-complex="11pt"/>
    </style:style>
    <style:style style:name="P19" style:family="paragraph" style:parent-style-name="Standard">
      <style:text-properties style:font-name="Ubuntu1" fo:font-size="11pt" officeooo:rsid="002dded7" officeooo:paragraph-rsid="002dded7" style:font-size-asian="11pt" style:font-size-complex="11pt"/>
    </style:style>
    <style:style style:name="P20" style:family="paragraph" style:parent-style-name="Standard">
      <style:text-properties style:font-name="Ubuntu1" fo:font-size="11pt" officeooo:rsid="002dded7" officeooo:paragraph-rsid="0038da59" style:font-size-asian="11pt" style:font-size-complex="11pt"/>
    </style:style>
    <style:style style:name="P21" style:family="paragraph" style:parent-style-name="Standard">
      <style:text-properties style:font-name="Ubuntu1" fo:font-size="11pt" officeooo:rsid="0032cfcd" officeooo:paragraph-rsid="0032cfcd" style:font-size-asian="11pt" style:font-size-complex="11pt"/>
    </style:style>
    <style:style style:name="P22" style:family="paragraph" style:parent-style-name="Standard">
      <style:text-properties style:font-name="Ubuntu1" fo:font-size="11pt" officeooo:rsid="0032cfcd" officeooo:paragraph-rsid="00340711" style:font-size-asian="11pt" style:font-size-complex="11pt"/>
    </style:style>
    <style:style style:name="P23" style:family="paragraph" style:parent-style-name="Standard">
      <style:text-properties style:font-name="Ubuntu1" fo:font-size="11pt" officeooo:rsid="0032cfcd" officeooo:paragraph-rsid="00352d8d" style:font-size-asian="11pt" style:font-size-complex="11pt"/>
    </style:style>
    <style:style style:name="P24" style:family="paragraph" style:parent-style-name="Standard">
      <style:text-properties style:font-name="Ubuntu1" fo:font-size="11pt" officeooo:rsid="0032cfcd" officeooo:paragraph-rsid="0035bd2a" style:font-size-asian="11pt" style:font-size-complex="11pt"/>
    </style:style>
    <style:style style:name="P25" style:family="paragraph" style:parent-style-name="Standard">
      <style:text-properties style:font-name="Ubuntu1" fo:font-size="11pt" officeooo:rsid="00352d8d" officeooo:paragraph-rsid="00352d8d" style:font-size-asian="11pt" style:font-size-complex="11pt"/>
    </style:style>
    <style:style style:name="P26" style:family="paragraph" style:parent-style-name="Standard">
      <style:text-properties style:font-name="Ubuntu1" fo:font-size="11pt" officeooo:rsid="0035bd2a" officeooo:paragraph-rsid="0035bd2a" style:font-size-asian="11pt" style:font-size-complex="11pt"/>
    </style:style>
    <style:style style:name="P27" style:family="paragraph" style:parent-style-name="Standard">
      <style:text-properties style:font-name="Ubuntu1" fo:font-size="11pt" officeooo:rsid="0013e1c6" officeooo:paragraph-rsid="0035bd2a" style:font-size-asian="11pt" style:font-size-complex="11pt"/>
    </style:style>
    <style:style style:name="P28" style:family="paragraph" style:parent-style-name="Standard">
      <style:text-properties style:font-name="Ubuntu1" fo:font-size="11pt" officeooo:rsid="00340711" officeooo:paragraph-rsid="00340711" style:font-size-asian="11pt" style:font-size-complex="11pt"/>
    </style:style>
    <style:style style:name="P29" style:family="paragraph" style:parent-style-name="Standard">
      <style:text-properties style:font-name="Ubuntu1" fo:font-size="11pt" officeooo:rsid="00340711" officeooo:paragraph-rsid="00352d8d" style:font-size-asian="11pt" style:font-size-complex="11pt"/>
    </style:style>
    <style:style style:name="P30" style:family="paragraph" style:parent-style-name="Standard">
      <style:text-properties style:font-name="Ubuntu1" fo:font-size="11pt" fo:font-weight="bold" officeooo:rsid="0035bd2a" officeooo:paragraph-rsid="0035bd2a" style:font-size-asian="11pt" style:font-weight-asian="bold" style:font-size-complex="11pt" style:font-weight-complex="bold"/>
    </style:style>
    <style:style style:name="P31" style:family="paragraph" style:parent-style-name="Standard">
      <style:text-properties style:font-name="Ubuntu1" fo:font-size="11pt" fo:font-weight="bold" officeooo:rsid="0011d441" officeooo:paragraph-rsid="0011d441" style:font-size-asian="11pt" style:font-weight-asian="bold" style:font-size-complex="11pt" style:font-weight-complex="bold"/>
    </style:style>
    <style:style style:name="P32" style:family="paragraph" style:parent-style-name="Standard">
      <style:text-properties style:font-name="Ubuntu1" fo:font-size="11pt" fo:font-weight="bold" officeooo:rsid="0013e1c6" officeooo:paragraph-rsid="0035bd2a" style:font-size-asian="11pt" style:font-weight-asian="bold" style:font-size-complex="11pt" style:font-weight-complex="bold"/>
    </style:style>
    <style:style style:name="P33" style:family="paragraph" style:parent-style-name="Standard">
      <style:text-properties style:font-name="Ubuntu1" fo:font-size="11pt" fo:font-weight="bold" officeooo:rsid="0024c426" officeooo:paragraph-rsid="0024c426" style:font-size-asian="11pt" style:font-weight-asian="bold" style:font-size-complex="11pt" style:font-weight-complex="bold"/>
    </style:style>
    <style:style style:name="P34" style:family="paragraph" style:parent-style-name="Standard">
      <style:text-properties style:font-name="Ubuntu1" fo:font-size="11pt" fo:font-weight="bold" officeooo:rsid="00158af5" officeooo:paragraph-rsid="00158af5" style:font-size-asian="11pt" style:font-weight-asian="bold" style:font-size-complex="11pt" style:font-weight-complex="bold"/>
    </style:style>
    <style:style style:name="P35" style:family="paragraph" style:parent-style-name="Standard">
      <style:text-properties style:font-name="Ubuntu1" fo:font-size="11pt" fo:font-weight="bold" officeooo:rsid="0025a9fd" officeooo:paragraph-rsid="0025a9fd" style:font-size-asian="11pt" style:font-weight-asian="bold" style:font-size-complex="11pt" style:font-weight-complex="bold"/>
    </style:style>
    <style:style style:name="P36" style:family="paragraph" style:parent-style-name="Standard">
      <style:text-properties style:font-name="Ubuntu1" fo:font-size="11pt" fo:font-weight="bold" officeooo:rsid="00251d58" officeooo:paragraph-rsid="00251d58" style:font-size-asian="11pt" style:font-weight-asian="bold" style:font-size-complex="11pt" style:font-weight-complex="bold"/>
    </style:style>
    <style:style style:name="P37" style:family="paragraph" style:parent-style-name="Standard">
      <style:text-properties style:font-name="Ubuntu1" fo:font-size="11pt" style:text-underline-style="solid" style:text-underline-width="auto" style:text-underline-color="font-color" officeooo:rsid="0032cfcd" officeooo:paragraph-rsid="0032cfcd" style:font-size-asian="11pt" style:font-size-complex="11pt"/>
    </style:style>
    <style:style style:name="P38" style:family="paragraph" style:parent-style-name="Standard">
      <style:text-properties style:font-name="Ubuntu1" fo:font-size="11pt" style:text-underline-style="solid" style:text-underline-width="auto" style:text-underline-color="font-color" officeooo:rsid="00340711" officeooo:paragraph-rsid="00340711" style:font-size-asian="11pt" style:font-size-complex="11pt"/>
    </style:style>
    <style:style style:name="P39" style:family="paragraph" style:parent-style-name="Standard">
      <style:text-properties style:font-name="Ubuntu1" fo:font-size="11pt" style:text-underline-style="solid" style:text-underline-width="auto" style:text-underline-color="font-color" officeooo:rsid="0013e1c6" officeooo:paragraph-rsid="0035bd2a" style:font-size-asian="11pt" style:font-size-complex="11pt"/>
    </style:style>
    <style:style style:name="P40" style:family="paragraph" style:parent-style-name="Standard">
      <style:text-properties style:font-name="Ubuntu1" fo:font-size="11pt" style:text-underline-style="solid" style:text-underline-width="auto" style:text-underline-color="font-color" officeooo:rsid="0038da59" officeooo:paragraph-rsid="0038da59" style:font-size-asian="11pt" style:font-size-complex="11pt"/>
    </style:style>
    <style:style style:name="P41" style:family="paragraph" style:parent-style-name="Standard">
      <style:text-properties style:font-name="Ubuntu1" fo:font-size="11pt" style:text-underline-style="solid" style:text-underline-width="auto" style:text-underline-color="font-color" officeooo:rsid="002c0c8f" officeooo:paragraph-rsid="0038da59" style:font-size-asian="11pt" style:font-size-complex="11pt"/>
    </style:style>
    <style:style style:name="P42" style:family="paragraph" style:parent-style-name="Standard">
      <style:text-properties style:font-name="Ubuntu1" fo:font-size="11pt" style:text-underline-style="solid" style:text-underline-width="auto" style:text-underline-color="font-color" officeooo:rsid="002dded7" officeooo:paragraph-rsid="0038da59" style:font-size-asian="11pt" style:font-size-complex="11pt"/>
    </style:style>
    <style:style style:name="P43" style:family="paragraph" style:parent-style-name="Standard">
      <style:text-properties style:font-name="Ubuntu1" fo:font-size="11pt" fo:font-weight="normal" officeooo:rsid="0035bd2a" officeooo:paragraph-rsid="0035bd2a" style:font-size-asian="11pt" style:font-weight-asian="normal" style:font-size-complex="11pt" style:font-weight-complex="normal"/>
    </style:style>
    <style:style style:name="P44" style:family="paragraph" style:parent-style-name="Standard">
      <style:text-properties style:font-name="Ubuntu1" fo:font-size="11pt" fo:font-weight="normal" officeooo:rsid="0035bd2a" officeooo:paragraph-rsid="0039a7a6" style:font-size-asian="11pt" style:font-weight-asian="normal" style:font-size-complex="11pt" style:font-weight-complex="normal"/>
    </style:style>
    <style:style style:name="P45" style:family="paragraph" style:parent-style-name="Standard">
      <style:text-properties style:font-name="Ubuntu1" fo:font-size="11pt" fo:font-weight="normal" officeooo:rsid="003b4916" officeooo:paragraph-rsid="003b4916" style:font-size-asian="11pt" style:font-weight-asian="normal" style:font-size-complex="11pt" style:font-weight-complex="normal"/>
    </style:style>
    <style:style style:name="P46" style:family="paragraph" style:parent-style-name="Standard">
      <style:text-properties style:font-name="Ubuntu1" officeooo:rsid="00138100" officeooo:paragraph-rsid="00138100"/>
    </style:style>
    <style:style style:name="P47" style:family="paragraph" style:parent-style-name="Standard">
      <style:text-properties style:font-name="Ubuntu1" fo:font-size="11pt" fo:font-weight="normal" officeooo:rsid="0039a7a6" officeooo:paragraph-rsid="0039a7a6" style:font-size-asian="11pt" style:font-weight-asian="normal" style:font-size-complex="11pt" style:font-weight-complex="normal"/>
    </style:style>
    <style:style style:name="P48" style:family="paragraph" style:parent-style-name="Standard">
      <style:text-properties fo:color="#000000" style:font-name="Ubuntu" fo:font-size="12pt" fo:language="en" fo:country="GB" fo:font-weight="normal" officeooo:rsid="0035bd2a" officeooo:paragraph-rsid="003d10ea" style:letter-kerning="true" style:font-name-asian="Arial" style:font-size-asian="12pt" style:language-asian="hi" style:country-asian="IN" style:font-weight-asian="normal" style:font-name-complex="Ubuntu2" style:font-size-complex="11pt" style:font-weight-complex="normal"/>
    </style:style>
    <style:style style:name="P49" style:family="paragraph" style:parent-style-name="Standard">
      <style:text-properties fo:color="#000000" style:font-name="Ubuntu" fo:font-size="12pt" fo:language="en" fo:country="GB" officeooo:paragraph-rsid="003d10ea" style:letter-kerning="true" style:font-name-asian="Arial" style:font-size-asian="12pt" style:language-asian="hi" style:country-asian="IN" style:font-name-complex="Ubuntu2"/>
    </style:style>
    <style:style style:name="P50" style:family="paragraph" style:parent-style-name="Standard">
      <style:text-properties officeooo:paragraph-rsid="003d10ea"/>
    </style:style>
    <style:style style:name="T1" style:family="text">
      <style:text-properties officeooo:rsid="0024c426"/>
    </style:style>
    <style:style style:name="T2" style:family="text">
      <style:text-properties fo:font-size="11pt" officeooo:rsid="0011d441" style:font-size-asian="11pt" style:font-size-complex="11pt"/>
    </style:style>
    <style:style style:name="T3" style:family="text">
      <style:text-properties fo:font-size="11pt" officeooo:rsid="0024c426" style:font-size-asian="11pt" style:font-size-complex="11pt"/>
    </style:style>
    <style:style style:name="T4" style:family="text">
      <style:text-properties style:text-position="super 58%"/>
    </style:style>
    <style:style style:name="T5" style:family="text">
      <style:text-properties officeooo:rsid="0025a9fd"/>
    </style:style>
    <style:style style:name="T6" style:family="text">
      <style:text-properties officeooo:rsid="00285d2c"/>
    </style:style>
    <style:style style:name="T7" style:family="text">
      <style:text-properties officeooo:rsid="002af7e6"/>
    </style:style>
    <style:style style:name="T8" style:family="text">
      <style:text-properties officeooo:rsid="00306676"/>
    </style:style>
    <style:style style:name="T9" style:family="text">
      <style:text-properties officeooo:rsid="00316798"/>
    </style:style>
    <style:style style:name="T10" style:family="text">
      <style:text-properties officeooo:rsid="0032cfcd"/>
    </style:style>
    <style:style style:name="T11" style:family="text">
      <style:text-properties officeooo:rsid="00340711"/>
    </style:style>
    <style:style style:name="T12" style:family="text">
      <style:text-properties officeooo:rsid="0035bd2a"/>
    </style:style>
    <style:style style:name="T13" style:family="text">
      <style:text-properties style:text-underline-style="solid" style:text-underline-width="auto" style:text-underline-color="font-color"/>
    </style:style>
    <style:style style:name="T14" style:family="text">
      <style:text-properties fo:font-weight="bold" officeooo:rsid="00340711" style:font-weight-asian="bold" style:font-weight-complex="bold"/>
    </style:style>
    <style:style style:name="T15" style:family="text">
      <style:text-properties officeooo:rsid="0037909f"/>
    </style:style>
    <style:style style:name="T16" style:family="text">
      <style:text-properties officeooo:rsid="0038da59"/>
    </style:style>
    <style:style style:name="T17" style:family="text">
      <style:text-properties fo:color="#000000" style:font-name="Ubuntu" fo:font-size="12pt" fo:language="en" fo:country="GB" style:letter-kerning="true" style:font-name-asian="Arial" style:font-size-asian="12pt" style:language-asian="en" style:country-asian="GB" style:font-name-complex="Ubuntu2"/>
    </style:style>
    <style:style style:name="T18" style:family="text">
      <style:text-properties fo:color="#000000" style:font-name="Ubuntu" fo:font-size="12pt" fo:language="en" fo:country="GB" style:letter-kerning="true" style:font-name-asian="Arial" style:font-size-asian="12pt" style:language-asian="hi" style:country-asian="IN" style:font-name-complex="Ubuntu2"/>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Note<text:span text:style-name="T15">s</text:span> from Train to Teach Workshop.</text:p>
      <text:p text:style-name="P31"/>
      <text:p text:style-name="P5">QTS <text:span text:style-name="T1">is Qualified</text:span> <text:span text:style-name="T1">T</text:span>eacher <text:span text:style-name="T1">S</text:span>tatus</text:p>
      <text:p text:style-name="P5"><text:tab/>in England and Wales this is the bottom line.</text:p>
      <text:p text:style-name="P5"/>
      <text:p text:style-name="P5">PGCE –<text:tab/><text:tab/>Professional Certificate of Education</text:p>
      <text:p text:style-name="P5"><text:tab/><text:tab/>Post <text:span text:style-name="T9">G</text:span>raduate Certificate of Education – <text:span text:style-name="T16">more masters points</text:span></text:p>
      <text:p text:style-name="P7"><text:tab/><text:tab/>Post <text:span text:style-name="T9">G</text:span>raduate <text:span text:style-name="T1">D</text:span>ipl<text:span text:style-name="T1">o</text:span>ma of <text:span text:style-name="T1">Education </text:span>– <text:span text:style-name="T16">even more masters points</text:span></text:p>
      <text:p text:style-name="P5"/>
      <text:p text:style-name="P21">Tuition route is via Susse<text:span text:style-name="T12">x</text:span> University <text:span text:style-name="T16">with days in schools.</text:span></text:p>
      <text:p text:style-name="P5"/>
      <text:p text:style-name="P5"><text:span text:style-name="T1">There is also </text:span>a School Direct programme <text:span text:style-name="T16">so via a school who will accessing University training</text:span></text:p>
      <text:p text:style-name="P6"><text:tab/><text:span text:style-name="T10">Salaried option is mostly people working already in a school.</text:span></text:p>
      <text:p text:style-name="P21"><text:s text:c="2"/></text:p>
      <text:p text:style-name="P5">A SCITT <text:span text:style-name="T1">(School Centred Initial Teacher Training) </text:span>programme enables graduates to undertake their training within a school environment, leading to QTS. Some SCITT programmes also award a PGCE qualification. It is available in England only.</text:p>
      <text:p text:style-name="P5"/>
      <text:p text:style-name="P8">Scholarship <text:span text:style-name="T1">from:</text:span></text:p>
      <text:p text:style-name="P46"><text:span text:style-name="T2">B</text:span><text:span text:style-name="T3">ritish Computer Society</text:span><text:span text:style-name="T2">, The Chartered Institute for IT – </text:span><text:span text:style-name="T3">£28,000</text:span></text:p>
      <text:p text:style-name="P8"/>
      <text:p text:style-name="P8">A SCITT will run September → July </text:p>
      <text:p text:style-name="P8"/>
      <text:p text:style-name="P8">referee<text:span text:style-name="T1">s</text:span>: <text:span text:style-name="T1">Ollie? Kevin? plus someone from Coder Dojo???? ideally a teacher?</text:span></text:p>
      <text:p text:style-name="P8"/>
      <text:p text:style-name="P19">BCS → October 2018 → November 2018 UCAS application (personal statement, interview)</text:p>
      <text:p text:style-name="P19"/>
      <text:p text:style-name="P19">After got place than Professional Skills Test (PST) – <text:span text:style-name="T10">95% pass first time, 65% pass mark.</text:span> </text:p>
      <text:p text:style-name="P19"/>
      <text:p text:style-name="P19">UCAS web site: Can search by ‘<text:span text:style-name="T16">S</text:span>econdary’, ‘<text:span text:style-name="T16">C</text:span>omputing’, ‘Brighton’ to see what’s on offer.</text:p>
      <text:p text:style-name="P19"/>
      <text:p text:style-name="P19">Will need three days shadowing computer department. (‘get into teaching’ can help with this) before November 2018.</text:p>
      <text:p text:style-name="P9"/>
      <text:p text:style-name="P37">Process</text:p>
      <text:p text:style-name="P21">Bored</text:p>
      <text:p text:style-name="P21">Degree?</text:p>
      <text:p text:style-name="P21">Maths and English?</text:p>
      <text:p text:style-name="P21"><text:span text:style-name="T12">R</text:span>egister at UCAS</text:p>
      <text:p text:style-name="P21">UCAS form</text:p>
      <text:p text:style-name="P24">Providers – <text:tab/>“am I a suitable candidate for teacher training?”, </text:p>
      <text:p text:style-name="P24"><text:tab/><text:tab/>“how many days of schools experience do you require”.</text:p>
      <text:p text:style-name="P21">Personal statement</text:p>
      <text:p text:style-name="P21">References</text:p>
      <text:p text:style-name="P21">Interview</text:p>
      <text:p text:style-name="P21">Place</text:p>
      <text:p text:style-name="P21">Skills Test</text:p>
      <text:p text:style-name="P21">24 → 34 week <text:span text:style-name="T12">training</text:span></text:p>
      <text:p text:style-name="P22">Teaching <text:span text:style-name="T12">j</text:span>ob</text:p>
      <text:p text:style-name="P22"/>
      <text:p text:style-name="P28">The big two are Schools Experience and Personal Statement but must perform at interview and have qualifications. At interview, look like a teacher. </text:p>
      <text:p text:style-name="P22"/>
      <text:p text:style-name="P38">Personal Statement</text:p>
      <text:p text:style-name="P23"><text:span text:style-name="T11">47 lines, Verdana 11, No blank line is needed. Opening, say something obvious like “I always wanted to be a teacher”. A bit about degree – what turned you on, </text:span><text:span text:style-name="T14">do</text:span><text:span text:style-name="T11"> use words like ‘Passion’, </text:span><text:soft-page-break/><text:span text:style-name="T11">‘Love’ and ‘Excited’ don’t be boring. 10 - 14 lines about your schools experience: How were questions handled? How was <text:s/>the lesson introduced? How did the class interact? </text:span></text:p>
      <text:p text:style-name="P29">Four or five lines on work experience. </text:p>
      <text:p text:style-name="P23"><text:span text:style-name="T14">Don’t</text:span><text:span text:style-name="T11"> say - ‘in conclusion’, ‘henceforth’, ‘however’, ‘also’ or ‘finally’. Do not finish with ‘aplomb’.</text:span></text:p>
      <text:p text:style-name="P25">No need to describe the details of your degree or work history as that will be covered elsewhere on the application form. </text:p>
      <text:p text:style-name="P25"/>
      <text:p text:style-name="P39">Get an Advisor from Train to Teach.</text:p>
      <text:p text:style-name="P26">Ring 0800 389 2500 with reference number. Ask for an early engagement advisor.</text:p>
      <text:p text:style-name="P32"/>
      <text:p text:style-name="P27"><text:span text:style-name="T13">Consider tutoring</text:span> – This probably a good idea, I don’t need to charge I could place an add on-line on tutoring web sites, gum tree or seek out GCSE pupils maybe from my placement days. </text:p>
      <text:p text:style-name="P27"/>
      <text:p text:style-name="P33">From BC<text:span text:style-name="T6">S</text:span> web site (I think):</text:p>
      <text:p text:style-name="P33"/>
      <text:p text:style-name="P1"><text:span text:style-name="T1">“P</text:span>assion to inspire the next generation of Computer Scientists”</text:p>
      <text:p text:style-name="P2">“You don't need to have any previous teaching skills, or be a recent graduate, in fact, some of our most successful teachers are career changers, who want to make a difference.”</text:p>
      <text:p text:style-name="P3">“It’s a way to give back and take pride in what you do.”</text:p>
      <text:p text:style-name="P4">from Hello World - getting even better at supporting students to progress and develop</text:p>
      <text:p text:style-name="P34">E-mail: </text:p>
      <text:p text:style-name="P34"/>
      <text:p text:style-name="P10">Dear Ms Vermeer,</text:p>
      <text:p text:style-name="P10"/>
      <text:p text:style-name="P10">We had a brief meeting at the Train To Teach event at Brighton University recently where you were representing the Brighton, Hove and Sussex Schools Alliance.</text:p>
      <text:p text:style-name="P10"/>
      <text:p text:style-name="P10">I am a professional Software Engineer interested in teaching Computer Science at secondary level.</text:p>
      <text:p text:style-name="P10"/>
      <text:p text:style-name="P10">Since graduating with an MSc in Computer Science in 1994 I have been a working in industry as a Software Engineer. I’m now at a point in my career where I’d like to inspire the next generation and really make a difference in my working life by retraining as a Computer Science teacher.</text:p>
      <text:p text:style-name="P10"/>
      <text:p text:style-name="P10">The first thing I should make clear is that I have committed to work at my current employer for the rest of 2018.</text:p>
      <text:p text:style-name="P10"/>
      <text:p text:style-name="P10">I see from the UCAS web site that your Alliance is currently recruiting for a September 2018 start. There appears to be three different types on offer; School Direct training, Postgraduate training and School Direct (salaried). Do you have any information as to how these options differ? I plan to apply for a scholarship from the British Computer Society which is worth £28,000 to help me financially whilst training. How is this affected by the salaried option?</text:p>
      <text:p text:style-name="P10"/>
      <text:p text:style-name="P10">The other area I require clarification about is whether all training options lead to a PGCE. I would also like to know the extent of any tuition fees the various training options incur.</text:p>
      <text:p text:style-name="P10"/>
      <text:p text:style-name="P10">I hope you can help me with these questions, if not please feel free to forward this e-mail to the appropriate party.</text:p>
      <text:p text:style-name="P10"/>
      <text:p text:style-name="P10">Thank you.</text:p>
      <text:p text:style-name="P10"/>
      <text:p text:style-name="P10">Dear Mark,</text:p>
      <text:p text:style-name="P10"/>
      <text:p text:style-name="P10"><text:soft-page-break/>I am really pleased to hear you are considering a career in teaching! I have contacted Sally Dudley at Sussex University to clarify the financial side of things, so we will be in touch shortly to answer all the queries you have.</text:p>
      <text:p text:style-name="P10"/>
      <text:p text:style-name="P10">Best Wishes,</text:p>
      <text:p text:style-name="P10">Emma Vermeer</text:p>
      <text:p text:style-name="P10"/>
      <text:p text:style-name="P36">Sunday 4<text:span text:style-name="T4">th</text:span> Feb 2018.</text:p>
      <text:p text:style-name="P36"/>
      <text:p text:style-name="P40">Pep Talk:</text:p>
      <text:p text:style-name="P11">Year and half to go before starting training. Need to focus on <text:span text:style-name="T5">Thermo</text:span> work whilst there for own mental health, other computing type jobs are going to be similar, contracts will need new skills (STL, boost) realistically nothing is going to come close on a graph of effort against money. Also I will need referee but mostly <text:span text:style-name="T5">for my </text:span>self-respect.</text:p>
      <text:p text:style-name="P11"/>
      <text:p text:style-name="P13">So what is the best way to use the little spare time in a week I can commit to this project. Scholarship application will need some effort (from October 2018 – with place application). Need to become an python guru, this will help with any tutoring, work trials, coderjodo and ultimately in a school environment.</text:p>
      <text:p text:style-name="P12"/>
      <text:p text:style-name="P35">Things I would like to know more about – not in order:</text:p>
      <text:p text:style-name="P13">STL (boost) <text:span text:style-name="T16">Up-to-date C++</text:span></text:p>
      <text:p text:style-name="P13">Python</text:p>
      <text:p text:style-name="P13">Data <text:span text:style-name="T16">s</text:span>tructures</text:p>
      <text:p text:style-name="P13">Real time data processing and virtualisation</text:p>
      <text:p text:style-name="P13">Hardware <text:span text:style-name="T16">Pi, Micro:Bit – Project ideas <text:s/></text:span></text:p>
      <text:p text:style-name="P14"/>
      <text:p text:style-name="P35">Outstanding jobs:</text:p>
      <text:p text:style-name="P13"><text:tab/>Download information about the BCS scholarship.</text:p>
      <text:p text:style-name="P13"><text:tab/><text:span text:style-name="T6">E-mail/Phone <text:s/>about getting a Getting into Teaching mentor.</text:span></text:p>
      <text:p text:style-name="P13"><text:tab/>Read the Royal Academy Report – <text:span text:style-name="T8">actually better than this read that Hello World <text:tab/><text:tab/><text:tab/>download</text:span>.</text:p>
      <text:p text:style-name="P13"><text:tab/><text:span text:style-name="T7">Register with UCAS</text:span></text:p>
      <text:p text:style-name="P18"><text:tab/></text:p>
      <text:p text:style-name="P41">Hangman lesson findings:</text:p>
      <text:p text:style-name="P15"><text:tab/><text:span text:style-name="T9">Launched straight into the </text:span>programming rather than starting with design, <text:span text:style-name="T9">looking <text:tab/><text:tab/>for iterative sequences and conditional gates in the general flow of the game as played <text:tab/>on paper. </text:span></text:p>
      <text:p text:style-name="P15"/>
      <text:p text:style-name="P15"><text:tab/><text:span text:style-name="T9">C</text:span>ode presented on the screen before <text:span text:style-name="T9">pupils </text:span>attempt<text:span text:style-name="T9">ed</text:span> to write own code.</text:p>
      <text:p text:style-name="P17"/>
      <text:p text:style-name="P17"><text:tab/><text:span text:style-name="T9">The session was not sectioned up. It could have been; an hour introducing the <text:tab/><text:tab/><text:tab/>game, <text:s/>an hour on the iterative game flow, an hour adding graphics and finishing <text:s/><text:tab/><text:tab/>up with a brainstorm on future enhancements.</text:span></text:p>
      <text:p text:style-name="P17"/>
      <text:p text:style-name="P16"><text:tab/><text:span text:style-name="T9">Every-one did manage to get the code to work.</text:span> <text:s/></text:p>
      <text:p text:style-name="P19"/>
      <text:p text:style-name="P42">I think</text:p>
      <text:p text:style-name="P20"><text:span text:style-name="T16">O</text:span>ne small line of code worked out for yourself is a more successful outcome than copying code.</text:p>
      <text:p text:style-name="P19"/>
      <text:p text:style-name="P30">Project list:</text:p>
      <text:p text:style-name="P43">Paper, scissors, stone</text:p>
      <text:p text:style-name="P43">Hangman</text:p>
      <text:p text:style-name="P43">BST – order words</text:p>
      <text:p text:style-name="P43">Averaging</text:p>
      <text:p text:style-name="P44">RGB</text:p>
      <text:p text:style-name="P44"/>
      <text:p text:style-name="P47"><text:soft-page-break/>Personal Statement.</text:p>
      <text:p text:style-name="P44"/>
      <text:p text:style-name="P45">Your reasons for wanting to teach – and, more specifically, why you’ll enjoy teaching your chosen subject and/or age group</text:p>
      <text:p text:style-name="P44"/>
      <text:p text:style-name="P50"><text:span text:style-name="T17">‘</text:span><text:span text:style-name="T18">To inspire the passion to code’ is my motto. It’s a goal I am happy to wholeheartedly <text:s/>embrace. I have an undiminished passion for software development and deep coding experience gained over many years in commercial environments. I can work quickly, including under intense pressure, to find and fix software problems. I know how code works and I want to inspire the next generation and really make a difference in my working life by retraining as a Computer Science teacher.</text:span></text:p>
      <text:p text:style-name="P50"><text:span text:style-name="T18">I have received very positive performance feedback regarding my ability to reduce complicated concepts to their essence, and expressing these clearly. An aspect of my work involves supporting our engineers and customers in using and setting up our instruments world wide. I have always taken pride in offering clear and simple first-time solutions.</text:span></text:p>
      <text:p text:style-name="P50"><text:span text:style-name="T18">My desire to teach was sparked by some volunteering I did instructing scouts in orienteering and camp craft; the satisfaction achieved as they successfully acquired their new skills was very rewarding.</text:span></text:p>
      <text:p text:style-name="P50"><text:span text:style-name="T18">To nurture my new enthusiasm I began to volunteer at CoderDojo in Brighton and have now completed over 20 hours. At CoderDojo we have great fun; I ran projects using binary search trees in C++ to arrange the words of a Harry Potter book in alphabetical order, written a version of Hang Man in python, and just recently used the Caesar cipher to encode novels that must then be decoded by other users using letter frequency analysis. I have learned a huge amount about how to mentor problem solving by breaking the activity down into sequences and algorithms without getting lost in the code detail. The experience can be exhilarating and I really enjoy bouncing ideas off the other mentor volunteers, but mostly it’s the hope that, just maybe, some young person is being inspired to code.</text:span></text:p>
      <text:p text:style-name="P49"/>
      <text:p text:style-name="P50"><text:span text:style-name="T18">Outside of work I am a keen cyclist and active member of Brighton Mitre Cycle Club. I also very much enjoy music, particularly live music played in the smaller venues in Brighton or at summer festivals. I am married, my wife works in Public Health, and we have three teenage children living at home.</text:span></text:p>
      <text:p text:style-name="P48"/>
      <text:p text:style-name="P44"/>
      <text:p text:style-name="P4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1" svg:font-family="Ubuntu"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42:46.122911664</meta:creation-date>
    <dc:date>2019-01-13T13:55:48.391633037</dc:date>
    <meta:editing-duration>PT2H50M30S</meta:editing-duration>
    <meta:editing-cycles>16</meta:editing-cycles>
    <meta:generator>LibreOffice/6.0.7.3$Linux_X86_64 LibreOffice_project/00m0$Build-3</meta:generator>
    <meta:document-statistic meta:table-count="0" meta:image-count="0" meta:object-count="0" meta:page-count="4" meta:paragraph-count="99" meta:word-count="1478" meta:character-count="8853" meta:non-whitespace-character-count="7405"/>
  </office:meta>
</office:document-meta>
</file>